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3.14mm" fo:margin-left="20.44mm" table:align="left" style:shadow="none" style:writing-mode="lr-tb"/>
    </style:style>
    <style:style style:name="Table1.A" style:family="table-column">
      <style:table-column-properties style:column-width="99.22mm"/>
    </style:style>
    <style:style style:name="Table1.B" style:family="table-column">
      <style:table-column-properties style:column-width="6.09mm"/>
    </style:style>
    <style:style style:name="Table1.C" style:family="table-column">
      <style:table-column-properties style:column-width="37.84mm"/>
    </style:style>
    <style:style style:name="Table1.1" style:family="table-row">
      <style:table-row-properties style:min-row-height="32.65mm" fo:keep-together="auto"/>
    </style:style>
    <style:style style:name="Table1.A1" style:family="table-cell">
      <style:table-cell-properties fo:padding-left="1.91mm" fo:padding-right="1.91mm" fo:padding-top="0mm" fo:padding-bottom="0mm" fo:border="0.05pt solid #000000"/>
    </style:style>
    <style:style style:name="Table1.B1" style:family="table-cell">
      <style:table-cell-properties fo:background-color="#ffffff" fo:padding-left="1.91mm" fo:padding-right="1.91mm" fo:padding-top="0mm" fo:padding-bottom="0mm" fo:border-left="none" fo:border-right="0.5pt solid #00000a" fo:border-top="none" fo:border-bottom="none">
        <style:background-image/>
      </style:table-cell-properties>
    </style:style>
    <style:style style:name="Table1.C1" style:family="table-cell">
      <style:table-cell-properties fo:background-color="#ffffff" fo:padding-left="1.91mm" fo:padding-right="1.91mm" fo:padding-top="0mm" fo:padding-bottom="0mm" fo:border-left="0.5pt solid #00000a" fo:border-right="none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paragraph-properties fo:text-align="center" style:justify-single-word="false"/>
      <style:text-properties fo:font-size="46pt" style:font-size-asian="46pt" style:font-size-complex="46pt"/>
    </style:style>
    <style:style style:name="P5" style:family="paragraph" style:parent-style-name="List_20_Paragraph" style:list-style-name="WWNum2"/>
    <style:style style:name="T1" style:family="text">
      <style:text-properties fo:color="#000000" style:text-line-through-style="none" style:text-position="0% 100%" style:font-name="Calibri1" fo:font-size="11pt" fo:letter-spacing="0.11mm" fo:language="en" fo:country="US" fo:font-weight="bold" style:font-name-asian="Calibri2" style:font-size-asian="11pt" style:language-asian="zh" style:country-asian="CN" style:font-weight-asian="bold" style:font-name-complex="Courier New" style:font-size-complex="11pt" style:font-weight-complex="normal" style:text-scale="100%"/>
    </style:style>
    <style:style style:name="gr1" style:family="graphic">
      <style:graphic-properties draw:stroke="dash" draw:stroke-dash="Dash_20_2" svg:stroke-width="0.64mm" svg:stroke-color="#000000" draw:stroke-linejoin="round" draw:fill="solid" draw:fill-color="#ffffff" fo:min-height="0.02mm" fo:min-width="0.02mm" fo:padding-top="0.32mm" fo:padding-bottom="0.32mm" fo:padding-left="0.32mm" fo:padding-right="0.3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name="Straight Connector 2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THE COMPANIES ACT </text:p>
            <text:p text:style-name="P1">(CHAPTER 5<text:bookmark text:name="_GoBack"/>O)</text:p>
            <text:p text:style-name="P1">THE COMPANIES REGULATIONS </text:p>
            <text:p text:style-name="P1">REGULATION 69(3)</text:p>
            <text:p text:style-name="P1">MEMORANDUM OF PROCEEDINGS AT ADJOURNED </text:p>
            <text:p text:style-name="P1">FIRST MEETING OF CREDITORS IN </text:p>
            <text:p text:style-name="P1">RELATION TO JUDICIAL MANAGEMENT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">FORM</text:p>
            <text:p text:style-name="P4">63Q</text:p>
          </table:table-cell>
        </table:table-row>
      </table:table>
      <text:p text:style-name="Standard"><text:s text:c="2"/><text:tab/><text:tab/><text:tab/><text:tab/><text:tab/><text:tab/><text:tab/><text:tab/><text:tab/><text:tab/><text:tab/>Folio No</text:p>
      <text:p text:style-name="Standard"/>
      <text:p text:style-name="P2"/>
      <text:p text:style-name="P2">Name of Company: <text:span text:style-name="T1"><text:placeholder text:placeholder-type="text">&lt;o.name&gt;</text:placeholder></text:span></text:p>
      <text:p text:style-name="P2"><text:tab/><text:tab/><text:tab/><text:tab/>Under Judicial Management</text:p>
      <text:p text:style-name="P2">Company No: <text:span text:style-name="T1"><text:placeholder text:placeholder-type="text">&lt;o.uen&gt;</text:placeholder></text:span></text:p>
      <text:list xml:id="list760640809" text:style-name="WWNum2">
        <text:list-item>
          <text:p text:style-name="P5">Date and time of meeting</text:p>
        </text:list-item>
        <text:list-item>
          <text:p text:style-name="P5">Place of meting:</text:p>
        </text:list-item>
        <text:list-item>
          <text:p text:style-name="P5">Name of the chairman of meeting:</text:p>
        </text:list-item>
        <text:list-item>
          <text:p text:style-name="P5">Nernorandurn — The adjourned meeting of creditors in the abovementioned matter was held at the time and place abovementioned but it appearing that there was not a qualm of creditors qualified to vote present or represented, no resolution was passed, and the meeting was not further adjourned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<text:tab/><text:tab/> <text:s text:c="10"/>Signature of Chairm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64mm" draw:distance="0.6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0mm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9pt" fo:letter-spacing="0.25mm" fo:language="en" fo:country="US" fo:font-weight="bold" style:font-size-asian="9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.76mm" fo:page-height="250mm" style:num-format="1" style:print-orientation="portrait" fo:margin-top="2.47mm" fo:margin-bottom="30.04mm" fo:margin-left="9.98mm" fo:margin-right="6.9mm" style:writing-mode="lr-tb" style:layout-grid-color="#c0c0c0" style:layout-grid-lines="2174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</meta:initial-creator>
    <dc:creator>phung11764 </dc:creator>
    <meta:editing-cycles>14</meta:editing-cycles>
    <meta:creation-date>2015-12-21T07:13:00</meta:creation-date>
    <dc:date>2016-01-12T23:14:23</dc:date>
    <meta:editing-duration>PT1M14S</meta:editing-duration>
    <meta:generator>LibreOffice/3.5$Linux_X86_64 LibreOffice_project/350m1$Build-2</meta:generator>
    <meta:document-statistic meta:table-count="1" meta:image-count="0" meta:object-count="0" meta:page-count="1" meta:paragraph-count="18" meta:word-count="106" meta:character-count="686" meta:non-whitespace-character-count="5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